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Výchozí-title">
      <style:graphic-properties fo:min-height="3.506cm"/>
    </style:style>
    <style:style style:name="pr2" style:family="presentation" style:parent-style-name="Výchozí-subtitle">
      <style:graphic-properties draw:fill-color="#ffffff" fo:min-height="12.179cm"/>
    </style:style>
    <style:style style:name="pr3" style:family="presentation" style:parent-style-name="Výchozí-notes">
      <style:graphic-properties draw:fill-color="#ffffff" fo:min-height="13.364cm"/>
    </style:style>
    <style:style style:name="pr4" style:family="presentation" style:parent-style-name="Výchozí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draw:frame presentation:style-name="pr1" draw:layer="layout" svg:width="25.199cm" svg:height="3.506cm" svg:x="1.4cm" svg:y="0.837cm" presentation:class="title">
          <draw:text-box>
            <text:p>TypeScript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Typovaný JavaScrip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TypeScrip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adstavba JavaScriptu</text:p>
              </text:list-item>
              <text:list-item>
                <text:p>Typová kontrola</text:p>
              </text:list-item>
              <text:list-item>
                <text:p>JS kód je validní TS kód</text:p>
              </text:list-item>
              <text:list-item>
                <text:p>Třídy</text:p>
              </text:list-item>
              <text:list-item>
                <text:p>Dědičnost</text:p>
              </text:list-item>
              <text:list-item>
                <text:p>Rozhraní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Instala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Instalace node.js (<text:a xlink:href="https://nodejs.org/" xlink:type="simple">https://nodejs.org</text:a>)</text:p>
              </text:list-item>
              <text:list-item>
                <text:p>npm install -g typescript (kompilátor pro TS)</text:p>
              </text:list-item>
              <text:list-item>
                <text:p>npm install -g webpack (pakování kódu)</text:p>
              </text:list-item>
              <text:list-item>
                <text:p>npm install -g typings (typování JS kódu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Datové typ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rimitivní (předávané hodnotou)</text:p>
                <text:list>
                  <text:list-item>
                    <text:p>boolean</text:p>
                  </text:list-item>
                  <text:list-item>
                    <text:p>number</text:p>
                  </text:list-item>
                  <text:list-item>
                    <text:p>string</text:p>
                  </text:list-item>
                </text:list>
              </text:list-item>
              <text:list-item>
                <text:p>Komplexní (předávané referencí)</text:p>
                <text:list>
                  <text:list-item>
                    <text:p>object</text:p>
                  </text:list-item>
                  <text:list-item>
                    <text:p>D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Proměnné a konstant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let myNum: number = 56;</text:p>
              </text:list-item>
              <text:list-item>
                <text:p>let myObj: MyClass = new MyClass();</text:p>
              </text:list-item>
              <text:list-item>
                <text:p>const myConst: string = „prdel“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Funkce</text:p>
          </draw:text-box>
        </draw:frame>
        <draw:frame draw:style-name="gr2" draw:text-style-name="P2" draw:layer="layout" svg:width="23.2cm" svg:height="4.469cm" svg:x="2.2cm" svg:y="5cm">
          <draw:text-box>
            <text:p>function myFunc(arg1: string, arg2: number, arg3: any): void {}</text:p>
            <text:p/>
            <text:p>function myOtherFunc(): string </text:p>
            <text:p>{</text:p>
            <text:p><text:tab/>return „prdel“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Třídy a dědičnost</text:p>
          </draw:text-box>
        </draw:frame>
        <draw:frame draw:style-name="gr2" draw:text-style-name="P2" draw:layer="layout" svg:width="24.8cm" svg:height="13.608cm" svg:x="1.4cm" svg:y="4.4cm">
          <draw:text-box>
            <text:p>abstract class MyBaseClass</text:p>
            <text:p>{</text:p>
            <text:p><text:s text:c="4"/>public publicProp: string;</text:p>
            <text:p/>
            <text:p><text:s text:c="4"/>private _x: number;</text:p>
            <text:p/>
            <text:p><text:s text:c="4"/>readonly y: number;</text:p>
            <text:p/>
            <text:p><text:s text:c="4"/>constructor(x: number, y: number)</text:p>
            <text:p><text:s text:c="4"/>{</text:p>
            <text:p><text:s text:c="8"/>this._x = x;</text:p>
            <text:p><text:s text:c="8"/>this.y = y; // readonly members can be set in constructor only</text:p>
            <text:p><text:s text:c="4"/>}</text:p>
            <text:p/>
            <text:p><text:s text:c="4"/>public abstract calculate(): number;</text:p>
            <text:p/>
            <text:p><text:s text:c="4"/>get x(): number { return this._x; }</text:p>
            <text:p><text:s text:c="4"/>set x(val: number) { this._x = val; }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Třídy a dědičnost</text:p>
          </draw:text-box>
        </draw:frame>
        <draw:frame draw:style-name="gr2" draw:text-style-name="P2" draw:layer="layout" svg:width="24cm" svg:height="10.796cm" svg:x="2cm" svg:y="5cm">
          <draw:text-box>
            <text:p>class MyChildClass extends MyBaseClass</text:p>
            <text:p>{</text:p>
            <text:p><text:s text:c="4"/>readonly z:number;</text:p>
            <text:p/>
            <text:p><text:s text:c="4"/>constructor(x: number, y: number, z:number)</text:p>
            <text:p><text:s text:c="4"/>{</text:p>
            <text:p><text:s text:c="8"/>super(x, y); // WE HAVE TO CALL PARENT CLASS CONSTRUCTOR!</text:p>
            <text:p><text:s text:c="8"/>this.z = z;</text:p>
            <text:p><text:s text:c="4"/>}</text:p>
            <text:p/>
            <text:p><text:s text:c="4"/>public calculate(): number</text:p>
            <text:p><text:s text:c="4"/>{</text:p>
            <text:p><text:s text:c="8"/>return this.x + this.y + this.z;</text:p>
            <text:p><text:s text:c="4"/>}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Třídy a dědičnost</text:p>
          </draw:text-box>
        </draw:frame>
        <draw:frame draw:style-name="gr2" draw:text-style-name="P2" draw:layer="layout" svg:width="23.6cm" svg:height="5.172cm" svg:x="2.6cm" svg:y="4.343cm">
          <draw:text-box>
            <text:p>class MySpecialClass extends MyChildClass</text:p>
            <text:p>{</text:p>
            <text:p><text:s text:c="4"/>public calculate(): number</text:p>
            <text:p><text:s text:c="4"/>{</text:p>
            <text:p><text:s text:c="8"/>return super.calculate() * 2;</text:p>
            <text:p><text:s text:c="4"/>}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Rozhraní</text:p>
          </draw:text-box>
        </draw:frame>
        <draw:frame presentation:style-name="pr4" draw:layer="layout" svg:width="25.199cm" svg:height="5.486cm" svg:x="1.4cm" svg:y="4.914cm" presentation:class="outline" presentation:user-transformed="true">
          <draw:text-box>
            <text:list text:style-name="L3">
              <text:list-item>
                <text:p>Interface</text:p>
              </text:list-item>
              <text:list-item>
                <text:p>Metody</text:p>
              </text:list-item>
              <text:list-item>
                <text:p>Vlastnosti</text:p>
              </text:list-item>
            </text:list>
          </draw:text-box>
        </draw:frame>
        <draw:frame draw:style-name="gr2" draw:text-style-name="P2" draw:layer="layout" svg:width="23.6cm" svg:height="4.469cm" svg:x="1.8cm" svg:y="10.6cm">
          <draw:text-box>
            <text:p>interface MyInterface</text:p>
            <text:p>{</text:p>
            <text:p><text:tab/>doSomething(arg1: string, arg2: number): DOMElement;</text:p>
            <text:p/>
            <text:p><text:tab/>name: string;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Import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mport {MyClass, myFunc} from „path/to/file“</text:p>
              </text:list-item>
              <text:list-item>
                <text:p>import * as MyLib from „path/to/file“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První program</text:p>
          </draw:text-box>
        </draw:frame>
        <draw:frame draw:style-name="gr3" draw:text-style-name="P2" draw:layer="layout" svg:width="22.615cm" svg:height="4.469cm" svg:x="2.6cm" svg:y="4.8cm">
          <draw:text-box>
            <text:p>function main(): void<text:tab/><text:tab/><text:tab/><text:tab/><text:tab/>// funkce nic nevrací → datový typ void</text:p>
            <text:p>{</text:p>
            <text:p><text:tab/>console.log(„Kill all humans!“);<text:tab/><text:tab/>// console.log – standardní výstup</text:p>
            <text:p>}</text:p>
            <text:p/>
            <text:p>main();<text:tab/><text:tab/><text:tab/><text:tab/><text:tab/><text:tab/><text:tab/><text:tab/>// spustíme funkci main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První program</text:p>
          </draw:text-box>
        </draw:frame>
        <draw:frame draw:style-name="gr2" draw:text-style-name="P2" draw:layer="layout" svg:width="24.4cm" svg:height="1.657cm" svg:x="2.2cm" svg:y="5.2cm">
          <draw:text-box>
            <text:p>tsc src/main.ts<text:tab/><text:tab/># vygeneruje soubor main.js v adresáři src</text:p>
            <text:p>node src/main.js<text:tab/><text:tab/># spustí vygenerovaný soubor a vypíše hlášku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Konfigura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oubor tsconfig.json</text:p>
              </text:list-item>
              <text:list-item>
                <text:p>Nastavení kompilátoru</text:p>
              </text:list-item>
              <text:list-item>
                <text:p>Exclude</text:p>
              </text:list-item>
              <text:list-item>
                <text:p>Inclu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Nastavení kompilátoru</text:p>
          </draw:text-box>
        </draw:frame>
        <draw:frame draw:style-name="gr2" draw:text-style-name="P5" draw:layer="layout" svg:width="24.4cm" svg:height="10.796cm" svg:x="2cm" svg:y="4.343cm">
          <draw:text-box>
            <text:p text:style-name="P4">{</text:p>
            <text:p text:style-name="P4"><text:s text:c="4"/>"compilerOptions": {</text:p>
            <text:p text:style-name="P4"><text:s text:c="8"/>"module": "commonjs",</text:p>
            <text:p text:style-name="P4"><text:s text:c="8"/>"removeComments": true,</text:p>
            <text:p text:style-name="P4"><text:s text:c="8"/>"sourceMap": true,</text:p>
            <text:p text:style-name="P4"><text:s text:c="8"/>"target": "ES5"</text:p>
            <text:p text:style-name="P4"><text:s text:c="4"/>},</text:p>
            <text:p text:style-name="P4"><text:s text:c="4"/>"exclude": [</text:p>
            <text:p text:style-name="P4"><text:s text:c="8"/>"node_modules"</text:p>
            <text:p text:style-name="P4"><text:s text:c="4"/>],</text:p>
            <text:p text:style-name="P4"><text:s text:c="4"/>"include": [</text:p>
            <text:p text:style-name="P4"><text:s text:c="8"/>"src/*.ts"</text:p>
            <text:p text:style-name="P4"><text:s text:c="4"/>]</text:p>
            <text:p text:style-name="P4">}</text:p>
            <text:p text:style-name="P4"/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ýchozí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oDo li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kient – server aplikace</text:p>
              </text:list-item>
              <text:list-item>
                <text:p>klient – jednoduché rozhraní v HTML</text:p>
              </text:list-item>
              <text:list-item>
                <text:p>server – pamatuje si úko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Potřebné knihovn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ebpack</text:p>
              </text:list-item>
              <text:list-item>
                <text:p>jquery</text:p>
              </text:list-item>
              <text:list-item>
                <text:p>ts-loader</text:p>
              </text:list-item>
              <text:list-item>
                <text:p>typescrip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Úko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ředmět</text:p>
              </text:list-item>
              <text:list-item>
                <text:p>Stručný popis</text:p>
              </text:list-item>
              <text:list-item>
                <text:p>Datum a čas vytvoření</text:p>
              </text:list-item>
              <text:list-item>
                <text:p>Flag zda je dokončen</text:p>
              </text:list-item>
              <text:list-item>
                <text:p>Identifikátor (automaticky generová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Kli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eznam úkolů</text:p>
              </text:list-item>
              <text:list-item>
                <text:p>Vytvoření úkolu</text:p>
              </text:list-item>
              <text:list-item>
                <text:p>Zobrazení/editace úkol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Manažer úkolů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Vytváří úkoly</text:p>
              </text:list-item>
              <text:list-item>
                <text:p>Filtrace dle identifikátoru</text:p>
              </text:list-item>
              <text:list-item>
                <text:p>Mazání úkol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3.365cm"/>
    </style:style>
    <style:style style:name="Mpr3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4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číslo&gt;</text:page-number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číslo&gt;</text:page-number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&lt;čísl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8T17:48:53.031000000</meta:creation-date>
    <dc:date>2017-12-18T21:57:31.742000000</dc:date>
    <meta:editing-duration>PT1H24M9S</meta:editing-duration>
    <meta:editing-cycles>16</meta:editing-cycles>
    <meta:generator>LibreOffice/5.4.1.2$Windows_x86 LibreOffice_project/ea7cb86e6eeb2bf3a5af73a8f7777ac570321527</meta:generator>
    <meta:document-statistic meta:object-count="102"/>
  </office:meta>
</office:document-meta>
</file>